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3e2a0" officeooo:paragraph-rsid="0003e2a0"/>
    </style:style>
    <style:style style:name="P2" style:family="paragraph" style:parent-style-name="Standard" style:list-style-name="L1">
      <style:text-properties officeooo:rsid="000520d1" officeooo:paragraph-rsid="000520d1"/>
    </style:style>
    <style:style style:name="P3" style:family="paragraph" style:parent-style-name="Standard" style:list-style-name="L1">
      <style:text-properties officeooo:rsid="000679d2" officeooo:paragraph-rsid="000679d2"/>
    </style:style>
    <style:style style:name="P4" style:family="paragraph" style:parent-style-name="Standard" style:list-style-name="L1">
      <style:text-properties officeooo:rsid="0008255f" officeooo:paragraph-rsid="0008255f"/>
    </style:style>
    <style:style style:name="P5" style:family="paragraph" style:parent-style-name="Standard" style:list-style-name="L1">
      <style:text-properties officeooo:rsid="000a9877" officeooo:paragraph-rsid="000a9877"/>
    </style:style>
    <style:style style:name="P6" style:family="paragraph" style:parent-style-name="Standard" style:list-style-name="L1">
      <style:text-properties officeooo:rsid="000c6427" officeooo:paragraph-rsid="000c6427"/>
    </style:style>
    <style:style style:name="P7" style:family="paragraph" style:parent-style-name="Standard" style:list-style-name="L1">
      <style:text-properties officeooo:rsid="000cee75" officeooo:paragraph-rsid="000cee75"/>
    </style:style>
    <style:style style:name="P8" style:family="paragraph" style:parent-style-name="Standard" style:list-style-name="L1">
      <style:text-properties officeooo:rsid="000d524b" officeooo:paragraph-rsid="000d524b"/>
    </style:style>
    <style:style style:name="P9" style:family="paragraph" style:parent-style-name="Standard" style:list-style-name="L1">
      <style:text-properties officeooo:rsid="000d88db" officeooo:paragraph-rsid="000d88db"/>
    </style:style>
    <style:style style:name="P10" style:family="paragraph" style:parent-style-name="Standard" style:list-style-name="L1">
      <style:text-properties officeooo:rsid="000e58cd" officeooo:paragraph-rsid="000e58cd"/>
    </style:style>
    <style:style style:name="P11" style:family="paragraph" style:parent-style-name="Standard" style:list-style-name="L1">
      <style:text-properties officeooo:rsid="000fb688" officeooo:paragraph-rsid="000fb688"/>
    </style:style>
    <style:style style:name="P12" style:family="paragraph" style:parent-style-name="Standard" style:list-style-name="L1">
      <style:text-properties officeooo:rsid="00107281" officeooo:paragraph-rsid="00107281"/>
    </style:style>
    <style:style style:name="P13" style:family="paragraph" style:parent-style-name="Standard" style:list-style-name="L1">
      <style:text-properties officeooo:rsid="0010f840" officeooo:paragraph-rsid="0010f840"/>
    </style:style>
    <style:style style:name="P14" style:family="paragraph" style:parent-style-name="Standard" style:list-style-name="L1">
      <style:text-properties officeooo:rsid="00118ebf" officeooo:paragraph-rsid="00118ebf"/>
    </style:style>
    <style:style style:name="P15" style:family="paragraph" style:parent-style-name="Standard" style:list-style-name="L1">
      <style:text-properties officeooo:rsid="00123777" officeooo:paragraph-rsid="00123777"/>
    </style:style>
    <style:style style:name="P16" style:family="paragraph" style:parent-style-name="Standard" style:list-style-name="L1">
      <style:text-properties officeooo:rsid="001397e4" officeooo:paragraph-rsid="001397e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61849729" text:style-name="L1">
        <text:list-item>
          <text:p text:style-name="P1">a</text:p>
        </text:list-item>
        <text:list-item>
          <text:p text:style-name="P1">c</text:p>
        </text:list-item>
        <text:list-item>
          <text:p text:style-name="P1">b</text:p>
        </text:list-item>
        <text:list-item>
          <text:p text:style-name="P2">b</text:p>
        </text:list-item>
        <text:list-item>
          <text:p text:style-name="P2">a</text:p>
        </text:list-item>
        <text:list-item>
          <text:p text:style-name="P2">b</text:p>
        </text:list-item>
        <text:list-item>
          <text:p text:style-name="P3">b</text:p>
        </text:list-item>
        <text:list-item>
          <text:p text:style-name="P4">a</text:p>
        </text:list-item>
        <text:list-item>
          <text:p text:style-name="P5">a</text:p>
        </text:list-item>
        <text:list-item>
          <text:p text:style-name="P6">c</text:p>
        </text:list-item>
        <text:list-item>
          <text:p text:style-name="P7">b</text:p>
        </text:list-item>
        <text:list-item>
          <text:p text:style-name="P8">c</text:p>
        </text:list-item>
        <text:list-item>
          <text:p text:style-name="P9">c</text:p>
        </text:list-item>
        <text:list-item>
          <text:p text:style-name="P10">c</text:p>
        </text:list-item>
        <text:list-item>
          <text:p text:style-name="P11">b</text:p>
        </text:list-item>
        <text:list-item>
          <text:p text:style-name="P12">b</text:p>
        </text:list-item>
        <text:list-item>
          <text:p text:style-name="P13">a</text:p>
        </text:list-item>
        <text:list-item>
          <text:p text:style-name="P14">c</text:p>
        </text:list-item>
        <text:list-item>
          <text:p text:style-name="P15">b</text:p>
        </text:list-item>
        <text:list-item>
          <text:p text:style-name="P16">c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7T09:32:33.402169978</meta:creation-date>
    <meta:generator>LibreOffice/6.0.7.3$Linux_X86_64 LibreOffice_project/00m0$Build-3</meta:generator>
    <dc:date>2020-11-07T12:42:08.281656228</dc:date>
    <meta:editing-duration>PT1H28M57S</meta:editing-duration>
    <meta:editing-cycles>17</meta:editing-cycles>
    <meta:document-statistic meta:table-count="0" meta:image-count="0" meta:object-count="0" meta:page-count="1" meta:paragraph-count="20" meta:word-count="40" meta:character-count="71" meta:non-whitespace-character-count="71"/>
  </office:meta>
</office:document-meta>
</file>